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ela4" style:family="table">
      <style:table-properties style:width="13.249cm" fo:margin-left="0.034cm" table:align="left" style:writing-mode="lr-tb"/>
    </style:style>
    <style:style style:name="Tabela4.A" style:family="table-column">
      <style:table-column-properties style:column-width="10.583cm"/>
    </style:style>
    <style:style style:name="Tabela4.B" style:family="table-column">
      <style:table-column-properties style:column-width="2.665cm"/>
    </style:style>
    <style:style style:name="Tabela4.A1" style:family="table-cell">
      <style:table-cell-properties style:vertical-align="middle" fo:padding="0cm" fo:border="none"/>
    </style:style>
    <style:style style:name="Tabela4.B6" style:family="table-cell">
      <style:table-cell-properties style:vertical-align="middle" fo:padding-left="0cm" fo:padding-right="0.049cm" fo:padding-top="0cm" fo:padding-bottom="0cm" fo:border-left="none" fo:border-right="0.05pt solid #000000" fo:border-top="none" fo:border-bottom="non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Tabela2" style:family="table">
      <style:table-properties style:width="13.249cm" fo:margin-left="0.034cm" table:align="left" style:writing-mode="lr-tb"/>
    </style:style>
    <style:style style:name="Tabela2.A" style:family="table-column">
      <style:table-column-properties style:column-width="10.583cm"/>
    </style:style>
    <style:style style:name="Tabela2.B" style:family="table-column">
      <style:table-column-properties style:column-width="2.665cm"/>
    </style:style>
    <style:style style:name="Tabela2.A1" style:family="table-cell">
      <style:table-cell-properties style:vertical-align="middle" fo:padding="0cm" fo:border="none"/>
    </style:style>
    <style:style style:name="Tabela2.B7" style:family="table-cell">
      <style:table-cell-properties style:vertical-align="middle" fo:padding-left="0cm" fo:padding-right="0.049cm" fo:padding-top="0cm" fo:padding-bottom="0cm" fo:border-left="none" fo:border-right="0.05pt solid #000000" fo:border-top="none" fo:border-bottom="none"/>
    </style:style>
    <style:style style:name="Tabela3" style:family="table">
      <style:table-properties style:width="17cm" table:align="left" style:writing-mode="lr-tb"/>
    </style:style>
    <style:style style:name="Tabela3.A" style:family="table-column">
      <style:table-column-properties style:column-width="5.946cm"/>
    </style:style>
    <style:style style:name="Tabela3.B" style:family="table-column">
      <style:table-column-properties style:column-width="3.605cm"/>
    </style:style>
    <style:style style:name="Tabela3.C" style:family="table-column">
      <style:table-column-properties style:column-width="7.449cm"/>
    </style:style>
    <style:style style:name="Tabela3.A1" style:family="table-cell">
      <style:table-cell-properties style:vertical-align="middle" fo:padding="0cm" fo:border="none"/>
    </style:style>
    <style:style style:name="Tabela3.C2" style:family="table-cell">
      <style:table-cell-properties style:vertical-align="middle" fo:padding-left="0cm" fo:padding-right="0.049cm" fo:padding-top="0cm" fo:padding-bottom="0cm" fo:border-left="none" fo:border-right="0.05pt solid #000000" fo:border-top="none" fo:border-bottom="none"/>
    </style:style>
    <style:style style:name="P1" style:family="paragraph" style:parent-style-name="Standard">
      <style:text-properties officeooo:rsid="00057189" officeooo:paragraph-rsid="00057189"/>
    </style:style>
    <style:style style:name="P2" style:family="paragraph" style:parent-style-name="Standard">
      <style:text-properties officeooo:paragraph-rsid="0004a652"/>
    </style:style>
    <style:style style:name="P3" style:family="paragraph" style:parent-style-name="Text_20_body" style:list-style-name="L1">
      <style:text-properties fo:font-weight="bold" officeooo:paragraph-rsid="0004a652"/>
    </style:style>
    <style:style style:name="P4" style:family="paragraph" style:parent-style-name="Text_20_body" style:list-style-name="L1">
      <style:text-properties officeooo:paragraph-rsid="0004a652"/>
    </style:style>
    <style:style style:name="P5" style:family="paragraph" style:parent-style-name="Text_20_body">
      <style:text-properties officeooo:rsid="0004a652" officeooo:paragraph-rsid="0004a652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04a652"/>
    </style:style>
    <style:style style:name="P7" style:family="paragraph" style:parent-style-name="Standard">
      <style:text-properties officeooo:rsid="0004a652" officeooo:paragraph-rsid="0004a652"/>
    </style:style>
    <style:style style:name="P8" style:family="paragraph" style:parent-style-name="Text_20_body">
      <style:text-properties officeooo:paragraph-rsid="0004a652"/>
    </style:style>
    <style:style style:name="P9" style:family="paragraph" style:parent-style-name="Standard">
      <style:text-properties officeooo:rsid="000790d5" officeooo:paragraph-rsid="000790d5"/>
    </style:style>
    <style:style style:name="P10" style:family="paragraph" style:parent-style-name="Standard">
      <style:text-properties officeooo:rsid="00064858" officeooo:paragraph-rsid="00064858"/>
    </style:style>
    <style:style style:name="P11" style:family="paragraph" style:parent-style-name="Standard">
      <style:text-properties officeooo:rsid="00080680" officeooo:paragraph-rsid="00080680"/>
    </style:style>
    <style:style style:name="P12" style:family="paragraph" style:parent-style-name="Standard">
      <style:text-properties officeooo:rsid="0007ff2f" officeooo:paragraph-rsid="0007ff2f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 style:list-style-name="L1">
      <style:text-properties fo:font-weight="bold"/>
    </style:style>
    <style:style style:name="P15" style:family="paragraph" style:parent-style-name="Text_20_body" style:list-style-name="L1"/>
    <style:style style:name="P16" style:family="paragraph" style:parent-style-name="Standard">
      <style:text-properties officeooo:rsid="00006942" officeooo:paragraph-rsid="00006942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Heading_20_3">
      <style:text-properties officeooo:rsid="00006942" officeooo:paragraph-rsid="00006942"/>
    </style:style>
    <style:style style:name="P20" style:family="paragraph" style:parent-style-name="Text_20_body" style:list-style-name="L2">
      <style:text-properties fo:font-weight="bold" officeooo:rsid="00006942"/>
    </style:style>
    <style:style style:name="P21" style:family="paragraph" style:parent-style-name="Text_20_body" style:list-style-name="L2">
      <style:text-properties officeooo:rsid="00006942"/>
    </style:style>
    <style:style style:name="P22" style:family="paragraph" style:parent-style-name="Text_20_body" style:list-style-name="L2">
      <style:text-properties fo:font-style="italic" officeooo:rsid="00006942"/>
    </style:style>
    <style:style style:name="P23" style:family="paragraph" style:parent-style-name="Heading_20_3">
      <style:text-properties officeooo:rsid="00006942"/>
    </style:style>
    <style:style style:name="P24" style:family="paragraph" style:parent-style-name="Text_20_body" style:list-style-name="L3">
      <style:text-properties fo:font-weight="bold" officeooo:rsid="00006942"/>
    </style:style>
    <style:style style:name="P25" style:family="paragraph" style:parent-style-name="Text_20_body" style:list-style-name="L3">
      <style:text-properties officeooo:rsid="00006942"/>
    </style:style>
    <style:style style:name="P26" style:family="paragraph" style:parent-style-name="Text_20_body" style:list-style-name="L4">
      <style:text-properties officeooo:rsid="00006942"/>
    </style:style>
    <style:style style:name="P27" style:family="paragraph" style:parent-style-name="Text_20_body" style:list-style-name="L4">
      <style:text-properties fo:font-weight="bold" officeooo:rsid="00006942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0790d5"/>
    </style:style>
    <style:style style:name="T4" style:family="text">
      <style:text-properties officeooo:rsid="00064858"/>
    </style:style>
    <style:style style:name="T5" style:family="text">
      <style:text-properties officeooo:rsid="000a3417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 Dia.</text:p>
      <text:p text:style-name="P2">Introdução e Setup (1 hora)</text:p>
      <text:list text:style-name="L1">
        <text:list-item>
          <text:p text:style-name="P3">Introdução (Capítulo 1 e 7 - resumidos):</text:p>
          <text:list>
            <text:list-item>
              <text:p text:style-name="P4">O que são sistemas embarcados? Onde são usados?</text:p>
            </text:list-item>
            <text:list-item>
              <text:p text:style-name="P4">Por que o Arduino? Vantagens e limitações.</text:p>
            </text:list-item>
            <text:list-item>
              <text:p text:style-name="P4">Visão geral do hardware (microcontrolador, pinos, etc.).</text:p>
            </text:list-item>
          </text:list>
        </text:list-item>
        <text:list-item>
          <text:p text:style-name="P3">Ambiente de Programação e Estrutura Básica:</text:p>
          <text:list>
            <text:list-item>
              <text:p text:style-name="P4">Instalação/Configuração da <text:span text:style-name="T1">IDE do Arduino</text:span>.</text:p>
            </text:list-item>
            <text:list-item>
              <text:p text:style-name="P4">Estrutura de um <text:span text:style-name="T2">sketch</text:span>: <text:span text:style-name="Source_20_Text">setup()</text:span> e <text:span text:style-name="Source_20_Text">loop()</text:span>.</text:p>
            </text:list-item>
            <text:list-item>
              <text:p text:style-name="P4">Primeiro projeto: <text:span text:style-name="T1">"Hello World" do Embarcado (Piscar um LED)</text:span> - A função <text:span text:style-name="Source_20_Text">digitalWrite()</text:span>.</text:p>
            </text:list-item>
          </text:list>
        </text:list-item>
      </text:list>
      <text:p text:style-name="P5">Motores <text:span text:style-name="T3">I</text:span> (45+60+60)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Teoria (Vídeos) DC, Servo, Passo</text:p>
          </table:table-cell>
          <table:table-cell table:style-name="Tabela4.A1" office:value-type="string">
            <text:p text:style-name="P6">45 min</text:p>
          </table:table-cell>
        </table:table-row>
        <table:table-row>
          <table:table-cell table:style-name="Tabela4.A1" office:value-type="string">
            <text:p text:style-name="P6">Prática 1: Servo Motor + <text:span text:style-name="T4">joystick</text:span></text:p>
          </table:table-cell>
          <table:table-cell table:style-name="Tabela4.A1" office:value-type="string">
            <text:p text:style-name="P6">60 min</text:p>
          </table:table-cell>
        </table:table-row>
        <table:table-row>
          <table:table-cell table:style-name="Tabela4.A1" office:value-type="string">
            <text:p text:style-name="P6">Prática 2: Motor DC Unidirecional + Transistor</text:p>
          </table:table-cell>
          <table:table-cell table:style-name="Tabela4.A1" office:value-type="string">
            <text:p text:style-name="P6">60 min</text:p>
          </table:table-cell>
        </table:table-row>
        <table:table-row>
          <table:table-cell table:style-name="Tabela4.A1" office:value-type="string">
            <text:p text:style-name="P6">Prática 3: Código Motor de Passo (Teoria/Setup)</text:p>
          </table:table-cell>
          <table:table-cell table:style-name="Tabela4.A1" office:value-type="string">
            <text:p text:style-name="P6">30 min</text:p>
          </table:table-cell>
        </table:table-row>
        <table:table-row>
          <table:table-cell table:style-name="Tabela4.A1" office:value-type="string">
            <text:p text:style-name="P6">Pausa/Dúvidas/Conclusão</text:p>
          </table:table-cell>
          <table:table-cell table:style-name="Tabela4.A1" office:value-type="string">
            <text:p text:style-name="P6">30 min</text:p>
          </table:table-cell>
        </table:table-row>
        <table:table-row>
          <table:table-cell table:style-name="Tabela4.A1" office:value-type="string">
            <text:p text:style-name="P6">TOTAL</text:p>
          </table:table-cell>
          <table:table-cell table:style-name="Tabela4.B6" office:value-type="string">
            <text:p text:style-name="P6">4 horas e 5 minutos</text:p>
          </table:table-cell>
        </table:table-row>
      </table:table>
      <text:p text:style-name="P7"/>
      <text:p text:style-name="P7">Obs: ver pausas.</text:p>
      <text:p text:style-name="P8"/>
      <text:p text:style-name="P1">Segundo Dia.</text:p>
      <text:p text:style-name="P9"/>
      <text:p text:style-name="P9">2 horas</text:p>
      <text:p text:style-name="P10">Display de LCD</text:p>
      <text:p text:style-name="P11">Aumentando saída com 595.</text:p>
      <text:p text:style-name="P9">Comunicação I2C</text:p>
      <text:p text:style-name="P9"/>
      <text:p text:style-name="P9">2 horas, Motores II</text:p>
      <text:p text:style-name="P9">Uso do L293D <text:span text:style-name="T5">ou A4988</text:span>.</text:p>
      <text:p text:style-name="P9">Controle de motor DC e de Passo ou servo.</text:p>
      <text:p text:style-name="P12">Microcontrolador standalon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">----</text:p>
      <text:p text:style-name="P13">Um minicurso de <text:span text:style-name="T1">8 horas</text:span> é bastante limitado para cobrir todos os 22 capítulos do livro, que parecem abranger desde o básico de C e eletrônica digital até tópicos avançados de sistemas operacionais embarcados e kernels.</text:p>
      <text:section text:style-name="Sect1" text:name="model-response-message-contentr_1cd8253b28a5506e">
        <text:p text:style-name="Text_20_body">Para as 8 horas, o foco deve ser em tópicos <text:span text:style-name="T1">práticos</text:span>, <text:span text:style-name="T1">essenciais</text:span> e que resultem em projetos <text:span text:style-name="T1">funcionais</text:span> usando o Arduino, mantendo o engajamento dos participantes.</text:p>
        <text:p text:style-name="Horizontal_20_Line"/>
        <text:h text:style-name="Heading_20_2" text:outline-level="2">Tópicos Sugeridos para o Minicurso (8 Horas)</text:h>
        <text:p text:style-name="Text_20_body">A sugestão é criar uma trilha que vai do <text:span text:style-name="T1">Setup Básico</text:span> a um <text:span text:style-name="T1">Projeto Prático Integrado</text:span>, distribuindo as 8 horas em blocos lógicos.</text:p>
        <text:h text:style-name="Heading_20_3" text:outline-level="3">Bloco 1: Introdução e Setup (1 hora)</text:h>
        <text:list text:continue-numbering="true" text:style-name="L1">
          <text:list-item>
            <text:p text:style-name="P14">Introdução (Capítulo 1 e 7 - resumidos):</text:p>
            <text:list>
              <text:list-item>
                <text:p text:style-name="P15">O que são sistemas embarcados? Onde são usados?</text:p>
              </text:list-item>
              <text:list-item>
                <text:p text:style-name="P15">Por que o Arduino? Vantagens e limitações.</text:p>
              </text:list-item>
              <text:list-item>
                <text:p text:style-name="P15">Visão geral do hardware (microcontrolador, pinos, etc.).</text:p>
              </text:list-item>
            </text:list>
          </text:list-item>
          <text:list-item>
            <text:p text:style-name="P14">Ambiente de Programação e Estrutura Básica:</text:p>
            <text:list>
              <text:list-item>
                <text:p text:style-name="P15">Instalação/Configuração da <text:span text:style-name="T1">IDE do Arduino</text:span>.</text:p>
              </text:list-item>
              <text:list-item>
                <text:p text:style-name="P15">Estrutura de um <text:span text:style-name="T2">sketch</text:span>: <text:span text:style-name="Source_20_Text">setup()</text:span> e <text:span text:style-name="Source_20_Text">loop()</text:span>.</text:p>
              </text:list-item>
              <text:list-item>
                <text:p text:style-name="P15">Primeiro projeto: <text:span text:style-name="T1">"Hello World" do Embarcado (Piscar um LED)</text:span> - A função <text:span text:style-name="Source_20_Text">digitalWrite()</text:span>.</text:p>
              </text:list-item>
            </text:list>
          </text:list-item>
        </text:list>
      </text:section>
      <text:p text:style-name="P16">Motores e servo mecanismos </text:p>
      <text:p text:style-name="P16">*o que são</text:p>
      <text:p text:style-name="P16">*configurações encontradas comercialmente: motor dc, servo motor, motor de passo.</text:p>
      <text:p text:style-name="P16">*controle usando transistores de relé.</text:p>
      <text:p text:style-name="P16">*Usando dispositivos analógicos para controle de motor: conceitos para braço robótico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  <text:p text:style-name="Table_20_Contents"/>
          </table:table-cell>
        </table:table-row>
      </table:table>
      <text:p text:style-name="P16"/>
      <text:p text:style-name="P1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Atividade</text:p>
          </table:table-cell>
          <table:table-cell table:style-name="Tabela2.A1" office:value-type="string">
            <text:p text:style-name="P17">Duração</text:p>
          </table:table-cell>
        </table:table-row>
        <table:table-row>
          <table:table-cell table:style-name="Tabela2.A1" office:value-type="string">
            <text:p text:style-name="P17">Teoria (Vídeos) DC, Servo, Passo</text:p>
          </table:table-cell>
          <table:table-cell table:style-name="Tabela2.A1" office:value-type="string">
            <text:p text:style-name="P17">45 min</text:p>
          </table:table-cell>
        </table:table-row>
        <table:table-row>
          <table:table-cell table:style-name="Tabela2.A1" office:value-type="string">
            <text:p text:style-name="P17">Prática 1: Servo Motor + Potenciômetro</text:p>
          </table:table-cell>
          <table:table-cell table:style-name="Tabela2.A1" office:value-type="string">
            <text:p text:style-name="P17">60 min</text:p>
          </table:table-cell>
        </table:table-row>
        <table:table-row>
          <table:table-cell table:style-name="Tabela2.A1" office:value-type="string">
            <text:p text:style-name="P17">Prática 2: Motor DC Unidirecional + Transistor</text:p>
          </table:table-cell>
          <table:table-cell table:style-name="Tabela2.A1" office:value-type="string">
            <text:p text:style-name="P17">60 min</text:p>
          </table:table-cell>
        </table:table-row>
        <table:table-row>
          <table:table-cell table:style-name="Tabela2.A1" office:value-type="string">
            <text:p text:style-name="P17">Prática 3: Código Motor de Passo (Teoria/Setup)</text:p>
          </table:table-cell>
          <table:table-cell table:style-name="Tabela2.A1" office:value-type="string">
            <text:p text:style-name="P17">30 min</text:p>
          </table:table-cell>
        </table:table-row>
        <table:table-row>
          <table:table-cell table:style-name="Tabela2.A1" office:value-type="string">
            <text:p text:style-name="P17">Pausa/Dúvidas/Conclusão</text:p>
          </table:table-cell>
          <table:table-cell table:style-name="Tabela2.A1" office:value-type="string">
            <text:p text:style-name="P17">30 min</text:p>
          </table:table-cell>
        </table:table-row>
        <table:table-row>
          <table:table-cell table:style-name="Tabela2.A1" office:value-type="string">
            <text:p text:style-name="P17">TOTAL</text:p>
          </table:table-cell>
          <table:table-cell table:style-name="Tabela2.B7" office:value-type="string">
            <text:p text:style-name="P17">4 horas e 5 minutos</text:p>
          </table:table-cell>
        </table:table-row>
      </table:table>
      <text:p text:style-name="P16"/>
      <text:p text:style-name="P16"/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7">Tópico</text:p>
          </table:table-cell>
          <table:table-cell table:style-name="Tabela3.A1" office:value-type="string">
            <text:p text:style-name="P17">Duração Estimada</text:p>
          </table:table-cell>
          <table:table-cell table:style-name="Tabela3.A1" office:value-type="string">
            <text:p text:style-name="P17">Detalhamento e Foco Didático</text:p>
          </table:table-cell>
        </table:table-row>
        <table:table-row>
          <table:table-cell table:style-name="Tabela3.A1" office:value-type="string">
            <text:p text:style-name="P17">Revisão e Introdução ao L293D</text:p>
          </table:table-cell>
          <table:table-cell table:style-name="Tabela3.A1" office:value-type="string">
            <text:p text:style-name="P17">30 min</text:p>
          </table:table-cell>
          <table:table-cell table:style-name="Tabela3.C2" office:value-type="string">
            <text:p text:style-name="P17">Revisão: Conceito de PWM e por que o transistor simples do Dia 1 só funciona em uma direção. L293D: Introdução à arquitetura de Ponte H (H-Bridge). Explique a necessidade de dois pinos de direção (Input 1, Input 2) e um pino de velocidade (Enable/PWM).</text:p>
          </table:table-cell>
        </table:table-row>
        <table:table-row>
          <table:table-cell table:style-name="Tabela3.A1" office:value-type="string">
            <text:p text:style-name="P17">Prática 1: Motor DC Bidirecional</text:p>
          </table:table-cell>
          <table:table-cell table:style-name="Tabela3.A1" office:value-type="string">
            <text:p text:style-name="P17">60 min</text:p>
          </table:table-cell>
          <table:table-cell table:style-name="Tabela3.C2" office:value-type="string">
            <text:p text:style-name="P17">Objetivo: Fazer o Motor DC girar para frente e para trás, controlando a velocidade com o PWM. Foco: Mostrar a lógica de controle: (IN1=HIGH, IN2=LOW) = Sentido A; (IN1=LOW, IN2=HIGH) = Sentido B; (IN1=LOW, IN2=LOW) = Parado.</text:p>
          </table:table-cell>
        </table:table-row>
        <table:table-row>
          <table:table-cell table:style-name="Tabela3.A1" office:value-type="string">
            <text:p text:style-name="P17">Prática 2: Motor de Passo Unipolar</text:p>
          </table:table-cell>
          <table:table-cell table:style-name="Tabela3.A1" office:value-type="string">
            <text:p text:style-name="P17">120 min (2h)</text:p>
          </table:table-cell>
          <table:table-cell table:style-name="Tabela3.C2" office:value-type="string">
            <text:p text:style-name="P17">Objetivo: Mover o motor de passo com precisão usando o L293D. O L293D é perfeitamente adequado para motores de passo unipolares ou bipolares de baixa corrente. Foco: Usar a biblioteca Stepper.h (ou equivalente) para controlar o número de passos e a direção. É o momento de introduzir o conceito de micropasso ou passo completo e o que isso significa em termos de precisão de movimento.</text:p>
          </table:table-cell>
        </table:table-row>
        <table:table-row>
          <table:table-cell table:style-name="Tabela3.A1" office:value-type="string">
            <text:p text:style-name="P17">Mini-Projeto/Integração Final</text:p>
          </table:table-cell>
          <table:table-cell table:style-name="Tabela3.A1" office:value-type="string">
            <text:p text:style-name="P17">30 min</text:p>
          </table:table-cell>
          <table:table-cell table:style-name="Tabela3.C2" office:value-type="string">
            <text:p text:style-name="P17">Conclusão: Otimizar o código do Servo Motor (Dia 1) e integrá-lo com o Motor de Passo/Motor DC (Dia 2) para simular o Braço Robótico. Por exemplo: o Motor de Passo controla a base e o Servo Motor <text:soft-page-break/>controla a "garra".</text:p>
          </table:table-cell>
        </table:table-row>
        <table:table-row>
          <table:table-cell table:style-name="Tabela3.A1" office:value-type="string">
            <text:p text:style-name="P17">Encerramento e Próximos Passos</text:p>
          </table:table-cell>
          <table:table-cell table:style-name="Tabela3.A1" office:value-type="string">
            <text:p text:style-name="P17">30 min</text:p>
          </table:table-cell>
          <table:table-cell table:style-name="Tabela3.C2" office:value-type="string">
            <text:p text:style-name="P17">Perguntas e Respostas Finais. Indicações para o aprofundamento em tópicos como Interrupts, Drivers mais avançados (A4988 para passo) e comunicação sem fio.</text:p>
          </table:table-cell>
        </table:table-row>
        <table:table-row>
          <table:table-cell table:style-name="Tabela3.A1" office:value-type="string">
            <text:p text:style-name="P17">TOTAL</text:p>
          </table:table-cell>
          <table:table-cell table:style-name="Tabela3.A1" office:value-type="string">
            <text:p text:style-name="P17">4 horas e 0 minutos</text:p>
          </table:table-cell>
          <table:table-cell table:style-name="Tabela3.A1" office:value-type="string">
            <text:p text:style-name="P18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9" text:outline-level="3">Bloco 3: Leitura Analógica e Módulos (2 horas)</text:h>
      <text:list text:style-name="L2">
        <text:list-item>
          <text:p text:style-name="P20">Conversor Analógico-Digital (Capítulo 14):</text:p>
          <text:list>
            <text:list-item>
              <text:p text:style-name="P21">Conceito de sinal analógico vs. digital.</text:p>
            </text:list-item>
            <text:list-item>
              <text:p text:style-name="P21">A função <text:span text:style-name="Source_20_Text">analogRead()</text:span>. Mapeamento de valores (<text:span text:style-name="Source_20_Text">map()</text:span>).</text:p>
            </text:list-item>
            <text:list-item>
              <text:p text:style-name="P21"><text:span text:style-name="T1">Projeto:</text:span> Medir a luz ambiente com um <text:span text:style-name="T1">LDR</text:span> ou controlar a velocidade de um LED/simulação com um <text:span text:style-name="T1">Potenciômetro</text:span>.</text:p>
            </text:list-item>
          </text:list>
        </text:list-item>
        <text:list-item>
          <text:p text:style-name="P20">Display de Caracteres (Capítulo 12):</text:p>
          <text:list>
            <text:list-item>
              <text:p text:style-name="P21">Uso da biblioteca <text:span text:style-name="Source_20_Text">LiquidCrystal</text:span> para o <text:span text:style-name="T1">Display LCD (16x2)</text:span>.</text:p>
            </text:list-item>
            <text:list-item>
              <text:p text:style-name="P21">Mostrar leituras de sensores no display.</text:p>
            </text:list-item>
            <text:list-item>
              <text:p text:style-name="P22">Alternativa se o tempo for curto: Usar o Monitor Serial (Capítulo 13) para debug e visualização de dados.</text:p>
            </text:list-item>
          </text:list>
        </text:list-item>
      </text:list>
      <text:h text:style-name="P23" text:outline-level="3">Bloco 4: Funções Essenciais e Controle de Potência (2 horas)</text:h>
      <text:list text:style-name="L3">
        <text:list-item>
          <text:p text:style-name="P24">Saídas PWM (Capítulo 15):</text:p>
          <text:list>
            <text:list-item>
              <text:p text:style-name="P25">Conceito de <text:span text:style-name="T1">PWM</text:span> (Modulação por Largura de Pulso) - <text:span text:style-name="T2">Simulação de saída analógica</text:span>.</text:p>
            </text:list-item>
            <text:list-item>
              <text:p text:style-name="P25">A função <text:span text:style-name="Source_20_Text">analogWrite()</text:span>.</text:p>
            </text:list-item>
            <text:list-item>
              <text:p text:style-name="P25"><text:span text:style-name="T1">Projeto:</text:span> Controle de brilho de um LED ou controle básico de velocidade de um <text:span text:style-name="T1">motor DC</text:span> (com transistor/driver - <text:span text:style-name="T2">depende do hardware disponível</text:span>).</text:p>
            </text:list-item>
          </text:list>
        </text:list-item>
        <text:list-item>
          <text:p text:style-name="P24">Comunicação Serial (Capítulo 13 e 6 - Debug):</text:p>
          <text:list>
            <text:list-item>
              <text:p text:style-name="P25"><text:soft-page-break/>Uso do <text:span text:style-name="T1">Monitor Serial</text:span> para Debug e comunicação (<text:span text:style-name="Source_20_Text">Serial.begin</text:span>, <text:span text:style-name="Source_20_Text">Serial.print</text:span>).</text:p>
            </text:list-item>
            <text:list-item>
              <text:p text:style-name="P25">Recebendo comandos simples do PC.</text:p>
            </text:list-item>
          </text:list>
        </text:list-item>
      </text:list>
      <text:h text:style-name="P23" text:outline-level="3">Bloco 5: Prática Integrada e Encerramento (1 hora)</text:h>
      <text:list text:style-name="L4">
        <text:list-item>
          <text:p text:style-name="P26"><text:span text:style-name="T1">Mini-Projeto Final:</text:span> Integrar os conceitos aprendidos.</text:p>
          <text:list>
            <text:list-item>
              <text:p text:style-name="P26"><text:span text:style-name="T2">Exemplo:</text:span> <text:span text:style-name="T1">"Sistema de Monitoramento de Temperatura (ou Luz)"</text:span>: Ler um sensor (LDR ou termistor), mostrar o valor no LCD (ou Monitor Serial) e controlar um atuador (LED/PWM) se o valor exceder um limite.</text:p>
            </text:list-item>
          </text:list>
        </text:list-item>
        <text:list-item>
          <text:p text:style-name="P27">Próximos Passos (Conclusão):</text:p>
          <text:list>
            <text:list-item>
              <text:p text:style-name="P26">Sugestão de aprofundamento (Mencionar os capítulos 16-22 como tópicos avançados).</text:p>
            </text:list-item>
            <text:list-item>
              <text:p text:style-name="P26">Comunidades e recursos online.</text:p>
            </text:list-item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09:19:12.422677276</meta:creation-date>
    <dc:date>2025-10-16T11:14:17.767884692</dc:date>
    <meta:editing-duration>P3DT1H44M25S</meta:editing-duration>
    <meta:editing-cycles>12</meta:editing-cycles>
    <meta:generator>LibreOffice/25.8.1.1$Linux_X86_64 LibreOffice_project/580$Build-1</meta:generator>
    <meta:document-statistic meta:table-count="4" meta:image-count="0" meta:object-count="0" meta:page-count="5" meta:paragraph-count="109" meta:word-count="896" meta:character-count="5365" meta:non-whitespace-character-count="4613"/>
  </office:meta>
</office:document-meta>
</file>